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969" officeooo:paragraph-rsid="001a7969"/>
    </style:style>
    <style:style style:name="T1" style:family="text">
      <style:text-properties officeooo:rsid="001b9a61"/>
    </style:style>
    <style:style style:name="T2" style:family="text">
      <style:text-properties officeooo:rsid="001ba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>Chapter 4: The Women</text:p>
      <text:p text:style-name="P1"/>
      <text:p text:style-name="P1">Sign 164</text:p>
      <text:p text:style-name="P1"/>
      <text:p text:style-name="P1">And some of the Messengers, indeed, We <text:span text:style-name="T1">did </text:span>Reveal their Legends upon you; <text:span text:style-name="T1">Also that of Messengers whom We do not </text:span><text:span text:style-name="T2">Speak about</text:span><text:span text:style-name="T1"> to you; </text:span><text:span text:style-name="T2">And He did Speak, God to Moses, with direct Conversa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4:32:24.858000000</meta:creation-date>
    <meta:generator>LibreOffice/7.6.4.1$Windows_X86_64 LibreOffice_project/e19e193f88cd6c0525a17fb7a176ed8e6a3e2aa1</meta:generator>
    <dc:date>2025-04-15T15:21:32.218000000</dc:date>
    <meta:editing-duration>PT49M6S</meta:editing-duration>
    <meta:editing-cycles>3</meta:editing-cycles>
    <meta:document-statistic meta:table-count="0" meta:image-count="0" meta:object-count="0" meta:page-count="1" meta:paragraph-count="4" meta:word-count="48" meta:character-count="264" meta:non-whitespace-character-count="220"/>
  </office:meta>
</office:document-meta>
</file>